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DejaVu Sans" officeooo:rsid="000b17e6" officeooo:paragraph-rsid="000b17e6"/>
    </style:style>
    <style:style style:name="P6" style:family="paragraph" style:parent-style-name="Standard">
      <style:paragraph-properties fo:text-align="start" style:justify-single-word="false"/>
      <style:text-properties style:font-name="DejaVu Sans" officeooo:rsid="000b17e6" officeooo:paragraph-rsid="000b17e6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0pt" officeooo:rsid="000b17e6" officeooo:paragraph-rsid="000b17e6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666666" loext:opacity="100%" style:font-name="DejaVu Sans" fo:font-size="72pt" fo:font-weight="bold" officeooo:rsid="000b17e6" officeooo:paragraph-rsid="000b17e6" style:font-size-asian="72pt" style:font-weight-asian="bold" style:font-size-complex="7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loext:opacity="100%" style:font-name="DejaVu Sans" fo:font-size="32pt" officeooo:rsid="000b17e6" officeooo:paragraph-rsid="000b17e6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color="#666666" loext:opacity="100%" style:font-name="DejaVu Sans" fo:font-weight="bold" officeooo:rsid="000b17e6" officeooo:paragraph-rsid="000b17e6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0b17e6" officeooo:paragraph-rsid="000b17e6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"/>
    <style:style style:name="P18" style:family="paragraph" style:parent-style-name="Heading_20_1" style:list-style-name="">
      <style:paragraph-properties fo:text-align="justify" style:justify-single-word="false"/>
    </style:style>
    <style:style style:name="P19" style:family="paragraph" style:parent-style-name="Heading_20_2">
      <style:text-properties officeooo:rsid="00158a90" officeooo:paragraph-rsid="00158a90"/>
    </style:style>
    <style:style style:name="P20" style:family="paragraph" style:parent-style-name="Heading_20_3">
      <style:text-properties officeooo:rsid="001649c4" officeooo:paragraph-rsid="001649c4"/>
    </style:style>
    <style:style style:name="P21" style:family="paragraph" style:parent-style-name="Heading_20_3">
      <style:text-properties officeooo:paragraph-rsid="0017190e"/>
    </style:style>
    <style:style style:name="P22" style:family="paragraph" style:parent-style-name="Text_20_body" style:list-style-name="L1">
      <style:text-properties officeooo:rsid="000fd0c7" officeooo:paragraph-rsid="000fd0c7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1174de" officeooo:paragraph-rsid="001174de"/>
    </style:style>
    <style:style style:name="P24" style:family="paragraph" style:parent-style-name="Text_20_body">
      <style:text-properties officeooo:rsid="0014380d" officeooo:paragraph-rsid="0014380d"/>
    </style:style>
    <style:style style:name="P25" style:family="paragraph" style:parent-style-name="Text_20_body">
      <style:text-properties officeooo:rsid="00155334" officeooo:paragraph-rsid="00155334"/>
    </style:style>
    <style:style style:name="P26" style:family="paragraph" style:parent-style-name="Text_20_body" style:list-style-name="L2">
      <style:text-properties officeooo:rsid="00155334" officeooo:paragraph-rsid="00155334"/>
    </style:style>
    <style:style style:name="P27" style:family="paragraph" style:parent-style-name="Text_20_body">
      <style:text-properties officeooo:rsid="001649c4" officeooo:paragraph-rsid="001649c4"/>
    </style:style>
    <style:style style:name="P28" style:family="paragraph" style:parent-style-name="Text_20_body">
      <style:text-properties officeooo:paragraph-rsid="001649c4"/>
    </style:style>
    <style:style style:name="P29" style:family="paragraph" style:parent-style-name="Text_20_body">
      <style:text-properties officeooo:paragraph-rsid="0017190e"/>
    </style:style>
    <style:style style:name="P30" style:family="paragraph" style:parent-style-name="Text_20_body">
      <style:text-properties officeooo:rsid="0017190e" officeooo:paragraph-rsid="0017190e"/>
    </style:style>
    <style:style style:name="T1" style:family="text">
      <style:text-properties officeooo:rsid="000c2b93"/>
    </style:style>
    <style:style style:name="T2" style:family="text">
      <style:text-properties officeooo:rsid="000fd0c7"/>
    </style:style>
    <style:style style:name="T3" style:family="text">
      <style:text-properties officeooo:rsid="00133688"/>
    </style:style>
    <style:style style:name="T4" style:family="text">
      <style:text-properties officeooo:rsid="00155334"/>
    </style:style>
    <style:style style:name="T5" style:family="text">
      <style:text-properties officeooo:rsid="001649c4"/>
    </style:style>
    <style:style style:name="T6" style:family="text">
      <style:text-properties officeooo:rsid="0017190e"/>
    </style:style>
    <style:style style:name="T7" style:family="text">
      <style:text-properties officeooo:rsid="0017590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SDA</text:p>
      <text:p text:style-name="P9"/>
      <text:p text:style-name="P9">Moduł magazy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>Instrukcja obsług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DATABIT, Poznań 0<text:span text:style-name="T7">7</text:span>.2023r.</text:p>
      <text:p text:style-name="P6"><text:soft-page-break/>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"><text:a xlink:type="simple" xlink:href="#__RefHeading___Toc126_808283115" text:style-name="Index_20_Link" text:visited-style-name="Index_20_Link"><text:s/>1. Wstęp<text:tab/>3</text:a></text:p>
          <text:p text:style-name="P2"><text:a xlink:type="simple" xlink:href="#__RefHeading___Toc128_808283115" text:style-name="Index_20_Link" text:visited-style-name="Index_20_Link"><text:s/>2. Skrót instrukcji<text:tab/>4</text:a></text:p>
          <text:p text:style-name="P2"><text:a xlink:type="simple" xlink:href="#__RefHeading___Toc130_808283115" text:style-name="Index_20_Link" text:visited-style-name="Index_20_Link"><text:s/>3. Tryby pracy modułu<text:tab/>5</text:a></text:p>
          <text:p text:style-name="P2"><text:a xlink:type="simple" xlink:href="#__RefHeading___Toc132_808283115" text:style-name="Index_20_Link" text:visited-style-name="Index_20_Link"><text:s/>4. Budowa programu<text:tab/>6</text:a></text:p>
          <text:p text:style-name="P2"><text:a xlink:type="simple" xlink:href="#__RefHeading___Toc134_808283115" text:style-name="Index_20_Link" text:visited-style-name="Index_20_Link"><text:s/>5. Czynności<text:tab/>7</text:a></text:p>
          <text:p text:style-name="P3"><text:a xlink:type="simple" xlink:href="#__RefHeading___Toc136_808283115" text:style-name="Index_20_Link" text:visited-style-name="Index_20_Link"><text:s/>5.1. Inicjacja magazynu<text:tab/>7</text:a></text:p>
          <text:p text:style-name="P3"><text:a xlink:type="simple" xlink:href="#__RefHeading___Toc136_8082831151" text:style-name="Index_20_Link" text:visited-style-name="Index_20_Link"><text:s/>5.2. Czynności użytkownika<text:tab/>7</text:a></text:p>
          <text:p text:style-name="P15"><text:a xlink:type="simple" xlink:href="#__RefHeading___Toc136_80828311511" text:style-name="Index_20_Link" text:visited-style-name="Index_20_Link"><text:s/>a) Inicjowanie magazynu<text:tab/>7</text:a></text:p>
          <text:p text:style-name="P15"><text:a xlink:type="simple" xlink:href="#__RefHeading___Toc136_808283115111" text:style-name="Index_20_Link" text:visited-style-name="Index_20_Link"><text:s/>b) Inwentura w roku<text:tab/>7</text:a></text:p>
          <text:p text:style-name="P15"><text:a xlink:type="simple" xlink:href="#__RefHeading___Toc138_808283115" text:style-name="Index_20_Link" text:visited-style-name="Index_20_Link"><text:s/>c) Nowa pozycja w magazynie<text:tab/>7</text:a></text:p>
        </text:index-body>
      </text:table-of-content>
      <text:p text:style-name="P6"/>
      <text:p text:style-name="P6"/>
      <text:h text:style-name="P16" text:outline-level="1"><text:bookmark-start text:name="__RefHeading___Toc126_808283115"/>Wstęp<text:bookmark-end text:name="__RefHeading___Toc126_808283115"/></text:h>
      <text:p text:style-name="Text_20_body"/>
      <text:p text:style-name="Text_20_body"/>
      <text:h text:style-name="P16" text:outline-level="1"><text:bookmark-start text:name="__RefHeading___Toc128_808283115"/>Skrót instrukcji<text:bookmark-end text:name="__RefHeading___Toc128_808283115"/></text:h>
      <text:p text:style-name="P4"/>
      <text:p text:style-name="P11">Instrukcja postępowania w module magazynu.</text:p>
      <text:p text:style-name="P4">W zależności od aktualnej potrzeby praca z magazynem sprowadza się do maksymalnie <text:span text:style-name="T2">kilku prostych </text:span><text:s/>kroków.</text:p>
      <text:p text:style-name="P4"/>
      <text:p text:style-name="P11">Pierwszy krok - dodanie nowego towaru</text:p>
      <text:p text:style-name="P4">Jeżeli chcesz dodać nową pozycję towaru w bazie wybierać musisz przycisk "Dodawanie nowego towaru". Wygenerowanie pozycji sprowadza się do wybrania magazynu, podania nazwy i opcjonalnego opisu towaru. Po zaakceptowaniu wpisu w oknie głównym wybranego magazynu pojawi się nowa pozycja towarowa z domyślnie ustawionymi wartościami ilości i ceny na zero. Pola te są wyliczane automatycznie w trakcie pracy w module magazynu.</text:p>
      <text:p text:style-name="P4"/>
      <text:p text:style-name="P11">Drugi krok - przyjęcie towaru na stan.</text:p>
      <text:p text:style-name="P4">Do wcześnie zadeklarowanej pozycji towaru można dodać stan początkowy lub zakupy. Realizuje się to poprzez dodanie pozycji do listy wypełniając odpowiednie pola formularza. Każdą pozycję z listy można edytować lub skasować. Po zakończeniu dodawania i przejściu do okna głównego w odpowiedniej pozycji pojawi się zaktualizowana ilość towary oraz uśredniona cena z trzech ostatnich wpisów.</text:p>
      <text:p text:style-name="P4"/>
      <text:p text:style-name="P11">Trzeci krok - rozchód towaru ze stanu.</text:p>
      <text:p text:style-name="P4">Z wcześnie zadeklarowanej pozycji towaru można zdjąć dowolną wartość. Realizuje się to poprzez dodanie pozycji do listy wypełniając odpowiednie pola formularza z uwzględnieniem Nr SDE. Każdą pozycję z listy można edytować lub skasować a także wygenerować raport w pdf do zapisu na dysk lub do wydruku. Po zakończeniu dodawania i przejściu do okna głównego w odpowiedniej pozycji pojawi się zaktualizowana ilość towary oraz uśredniona cena z trzech ostatnich wpisów.</text:p>
      <text:h text:style-name="P18" text:outline-level="1"/>
      <text:h text:style-name="P16" text:outline-level="1"><text:bookmark-start text:name="__RefHeading___Toc130_808283115"/>Tryby pracy modułu<text:bookmark-end text:name="__RefHeading___Toc130_808283115"/></text:h>
      <text:p text:style-name="Text_20_body"/>
      <text:p text:style-name="Text_20_body"/>
      <text:list xml:id="list2264027454" text:style-name="L1">
        <text:list-item>
          <text:p text:style-name="P22">Tryb pełnego dostępu</text:p>
          <text:p text:style-name="P23">Tryb ten jest przeznaczony dla wybranych pracowników firmy takich jak Szef, Kierownik i Księgowość. W tym stanie dostępne są wszystkie funkcje programu bez jakichkolwiek ograniczeń.</text:p>
        </text:list-item>
        <text:list-item>
          <text:p text:style-name="P22">Tryb edycyjny</text:p>
          <text:p text:style-name="P23">Tryb ten jest przeznaczony dla wszystkich użytkowników modułu. W tym stanie dostępne są tylko funkcjonalności niezbędne do obsługi magazynu bez dodatkowych opcji.</text:p>
        </text:list-item>
        <text:list-item>
          <text:p text:style-name="P22">Tryb przeglądania</text:p>
          <text:p text:style-name="P23">Tryb ten jest przeznaczony dla pozostałych użytkowników modułu <text:span text:style-name="T3">potrzebujących tylko wglądu do danych</text:span>.</text:p>
        </text:list-item>
      </text:list>
      <text:h text:style-name="P17" text:outline-level="1"/>
      <text:h text:style-name="P16" text:outline-level="1"><text:bookmark-start text:name="__RefHeading___Toc132_808283115"/>Budowa programu<text:bookmark-end text:name="__RefHeading___Toc132_808283115"/></text:h>
      <text:p text:style-name="Text_20_body"/>
      <text:p text:style-name="P24">Program magazynu jest <text:span text:style-name="T4">jednym </text:span>jednolitym modułem podzielonym programowo na <text:span text:style-name="T4">kilka </text:span>części: </text:p>
      <text:list xml:id="list1290238082" text:style-name="L2">
        <text:list-item>
          <text:p text:style-name="P26">Magazyn drewna:</text:p>
          <text:list>
            <text:list-item>
              <text:p text:style-name="P26">Magazyn Szparagowa,</text:p>
            </text:list-item>
            <text:list-item>
              <text:p text:style-name="P26">Magazyn Podolany,</text:p>
            </text:list-item>
            <text:list-item>
              <text:p text:style-name="P26">Magazyn u dostawcy.</text:p>
            </text:list-item>
          </text:list>
        </text:list-item>
        <text:list-item>
          <text:p text:style-name="P26">Magazyn wewnętrzny:</text:p>
          <text:list>
            <text:list-item>
              <text:p text:style-name="P26">Magazyn Szparagowa,</text:p>
            </text:list-item>
            <text:list-item>
              <text:p text:style-name="P26">Magazyn profili,</text:p>
            </text:list-item>
            <text:list-item>
              <text:p text:style-name="P26">Magazyn chemii,</text:p>
            </text:list-item>
            <text:list-item>
              <text:p text:style-name="P26">Magazyn szkła.</text:p>
            </text:list-item>
          </text:list>
        </text:list-item>
      </text:list>
      <text:p text:style-name="P25"/>
      <text:p text:style-name="P25"/>
      <text:p text:style-name="P25"/>
      <text:h text:style-name="P16" text:outline-level="1"><text:bookmark-start text:name="__RefHeading___Toc134_808283115"/>Czynności<text:bookmark-end text:name="__RefHeading___Toc134_808283115"/></text:h>
      <text:h text:style-name="Heading_20_2" text:outline-level="2"><text:bookmark-start text:name="__RefHeading___Toc136_808283115"/>Inicjacja magazynu<text:bookmark-end text:name="__RefHeading___Toc136_808283115"/></text:h>
      <text:p text:style-name="Text_20_body"/>
      <text:p text:style-name="P25">Startem poszczególnych magazynów zajmuje się administrator. Całość zasobów jest podzielona na okresy czasowe – lata i w ramach tego prowadzone są wszelkie obliczenia.</text:p>
      <text:p text:style-name="P25"/>
      <text:h text:style-name="P19" text:outline-level="2"><text:bookmark-start text:name="__RefHeading___Toc136_8082831151"/>Czynności użytkownika<text:bookmark-end text:name="__RefHeading___Toc136_8082831151"/></text:h>
      <text:h text:style-name="P20" text:outline-level="3"><text:bookmark-start text:name="__RefHeading___Toc136_80828311511"/>Inicjowanie magazynu<text:bookmark-end text:name="__RefHeading___Toc136_80828311511"/></text:h>
      <text:p text:style-name="P28"/>
      <text:p text:style-name="P27">Czynność ta polega na dodaniu pozycji w Przychodach z parametrem „Stan początkowy”. Ta <text:span text:style-name="T6">pozycja będzie uwzględniania przy obliczaniu stanu danej pozycji w magazynie. W przypadku przejścia pomiędzy latami pozycja ze stanem początkowym zostanie dopisana w styczniu automatycznie poprzez formularz inwentaryzacji rocznej.</text:span></text:p>
      <text:p text:style-name="P27"/>
      <text:h text:style-name="P21" text:outline-level="3"><text:bookmark-start text:name="__RefHeading___Toc136_808283115111"/><text:span text:style-name="T5">I</text:span><text:span text:style-name="T6">nwentura w roku</text:span><text:bookmark-end text:name="__RefHeading___Toc136_808283115111"/></text:h>
      <text:p text:style-name="P29"/>
      <text:p text:style-name="P30">W trakcie roku można do przychodów dodać pozycję będącą częściową inwenturą z natury (Opcja „Inwentura” w formularzu Dodaj/Edytuj). Na chwilę pisania dokumentu pozycja ta nie jest uwzględniana <text:s/>w żadnych obliczeniach dotyczących magazynu.</text:p>
      <text:p text:style-name="P27"/>
      <text:h text:style-name="Heading_20_3" text:outline-level="3"><text:bookmark-start text:name="__RefHeading___Toc138_808283115"/>Nowa pozycja w magazynie<text:bookmark-end text:name="__RefHeading___Toc138_808283115"/>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c2b93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80808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cm" fo:border="0.06pt solid #77bc65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trona </text:span><text:page-number text:select-page="current">7</text:page-number><text:s/><text:span text:style-name="MT1">z </text:span><text:span text:style-name="MT1"><text:page-count>7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00:02.616623353</meta:creation-date>
    <dc:date>2023-07-30T13:34:54.800154974</dc:date>
    <meta:editing-duration>PT10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53" meta:word-count="515" meta:character-count="3541" meta:non-whitespace-character-count="3068"/>
  </office:meta>
</office:document-meta>
</file>